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gif" manifest:full-path="Pictures/100000000000007A0000009627D4F90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.766cm" svg:height="3.401cm" svg:x="0.347cm" svg:y="0.313cm">
          <draw:image xlink:href="Pictures/100000000000007A0000009627D4F904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horndale AMT'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11-25T17:21:47</meta:creation-date>
    <dc:date>2007-11-25T17:24:15</dc:date>
    <dc:language>en-US</dc:language>
    <meta:editing-cycles>2</meta:editing-cycles>
    <meta:editing-duration>PT2M29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